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 style:list-style-name="L3">
      <style:graphic-properties draw:stroke="solid" svg:stroke-width="0.071cm" svg:stroke-color="#4f81bd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1cm" svg:stroke-color="#4a7ebb" draw:marker-end="msArrowOpenEnd_20_5" draw:marker-end-width="0.319cm" draw:marker-end-center="false" draw:fill="none" draw:textarea-vertical-align="top" draw:auto-grow-height="false" fo:min-height="3.037cm" fo:min-width="1.132cm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1cm" svg:stroke-color="#3a5f8b" draw:fill="none" draw:textarea-vertical-align="middle" draw:auto-grow-height="false" draw:fit-to-size="false" fo:min-height="1.15cm" fo:min-width="8.366cm" fo:padding-top="0.125cm" fo:padding-bottom="0.125cm" fo:padding-left="0.25cm" fo:padding-right="0.25cm" fo:wrap-option="wrap"/>
    </style:style>
    <style:style style:name="gr5" style:family="graphic" style:parent-style-name="Default_5f_1">
      <style:graphic-properties draw:stroke="solid" svg:stroke-width="0.071cm" svg:stroke-color="#3a5f8b" draw:fill="none" draw:textarea-vertical-align="middle" draw:auto-grow-height="false" draw:fit-to-size="false" fo:min-height="1.15cm" fo:min-width="3.7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4.58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77cm"/>
    </style:style>
    <style:style style:name="pr7" style:family="presentation" style:parent-style-name="Default-title">
      <style:graphic-properties fo:min-height="4.721cm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2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111cm" fo:margin-right="0cm" fo:margin-top="0.148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666666"/>
    </style:style>
    <style:style style:name="T3" style:family="text">
      <style:text-properties fo:color="#cc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font-variant="normal" fo:text-transform="none" fo:color="#cc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2016.11.30 UMBC Cyber Dawgs CTF</text:p>
            <text:p>Cryptography Challenge</text:p>
            <text:p>Answ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4.581cm" svg:x="1.4cm" svg:y="0.297cm" presentation:class="title" presentation:user-transformed="true">
          <draw:text-box>
            <text:p><text:span text:style-name="T1">1. Who said this? D MDTKIZ OEK XPNZ WXZ FPUZ LXPRLZ EM SDRRDRT WXZ GEWWZIO SXZWXZI OEK JGPO EI REW</text:span>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 thought this looked like a cryptogram (you know, like those in the newspaper), so I googled cryptogram solver and found this site - <text:a xlink:href="http://quipqiup.com/index.php" xlink:type="simple">http://quipqiup.com/index.php</text:a></text:p>
              </text:list-item>
              <text:list-item>
                <text:p>Plug in the question and out pops: <text:span text:style-name="T2">I FIGURE YOU HAVE THE SAME CHANCE OF WINNING THE LOTTERY WHETHER YOU PLAY OR NOT</text:span></text:p>
              </text:list-item>
              <text:list-item>
                <text:p>Google that and you get “<text:span text:style-name="T3">Fran Lebowitz</text:span>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" draw:layer="layout" svg:width="25.199cm" svg:height="3.777cm" svg:x="1.4cm" svg:y="0.696cm" presentation:class="title" presentation:user-transformed="true">
          <draw:text-box>
            <text:p><text:span text:style-name="T4">2. Solve the cryptogram below, submit the answer in lower case (without any single quotes):</text:span><text:span text:style-name="T4"><text:line-break/></text:span><text:span text:style-name="T4">HYWXBFHYQFOEJ, DXGOFZGOD VOXVEO MXY'F UOQB JXH HYFZE JXH DKBOQG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 used the same cryptogram solver - <text:a xlink:href="http://quipqiup.com/index.php" xlink:type="simple">http://quipqiup.com/index.php</text:a></text:p>
              </text:list-item>
              <text:list-item>
                <text:p>Plug in the question and out pops: <text:span text:style-name="T3">UNFORTUNATELY, SOMETIMES PEOPLE WON'T HEAR YOU UNTIL YOU SCRE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1cm" presentation:class="title" presentation:user-transformed="true">
          <draw:text-box>
            <text:p><text:span text:style-name="T4">3. Decode the string and answer the question:</text:span><text:span text:style-name="T4"><text:line-break/></text:span><text:span text:style-name="T4">V2hvIGlzIHRoZSBhdXRob3Igb2YgdGhlIE1hbnVhbCBvZiBDcnlwdG9ncmFwaHk/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/ makes me think base64 (I guess that comes from experience – but it's clearly not a cryptogram like the last two) </text:p>
              </text:list-item>
              <text:list-item>
                <text:p>Plug in the question to the site recommended in the links (<text:a xlink:href="https://www.base64decode.org/" xlink:type="simple">https://www.base64decode.org/</text:a>) and out pops: <text:span text:style-name="T2">Who is the author of the Manual of Cryptography?</text:span></text:p>
              </text:list-item>
              <text:list-item>
                <text:p><text:span text:style-name="T5">Google saves the day with the answer: <text:s/></text:span><text:span text:style-name="T3">Luigi Sacc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1cm" presentation:class="title" presentation:user-transformed="true">
          <draw:text-box>
            <text:p><text:span text:style-name="T4">4. Decode the string and answer the question: NdcgNzUgNzIgMjAgNzYgNjEgNjk....jcgNzIgN2EgMjAgNmUgNjUgNzI=</text:span>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The ending in = definitely makes me think base64 (I guess that comes from experience..and the fact of the last one) </text:p>
              </text:list-item>
              <text:list-item>
                <text:p>Plug in the question to the site recommended in the links (<text:a xlink:href="https://www.base64decode.org/" xlink:type="simple">https://www.base64decode.org/</text:a>) and out pops a bunch of hex chars: <text:span text:style-name="T2">47 75 72 20 76 61 69 72 61 67 62 65 66 20 62 73 20 67 75 72 20 41 6e 70 70 6e 70 75 72 20 46 67 72 65 61 20 70 65 6c 63 67 62 66 6c 66 67 72 7a 20 6e 65 72</text:span></text:p>
              </text:list-item>
              <text:list-item>
                <text:p>Okay, ths list of crypto tools has a Hex to Ascii link (http://www.rapidtables.com/convert/number/hex-to-ascii.htm) , lets try that – we now get: <text:span text:style-name="T2">Gur vairagbef bs gur Anppnpur Fgrea pelcgbflfgrz ner</text:span></text:p>
              </text:list-item>
              <text:list-item>
                <text:p><text:span text:style-name="T5">I used quipquip.com/index.php again, with a puzzle type of autodetect, and found</text:span><text:span text:style-name="T2">: The inventors of the Naccache Stern cryptosysted are</text:span></text:p>
              </text:list-item>
              <text:list-item>
                <text:p><text:span text:style-name="T5">Then a quick google got me the answer:</text:span><text:span text:style-name="T2"> </text:span><text:span text:style-name="T3">David Naccache and Jacques S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" draw:layer="layout" svg:width="25.199cm" svg:height="4.721cm" svg:x="1.4cm" svg:y="0.224cm" presentation:class="title" presentation:user-transformed="true">
          <draw:text-box>
            <text:p><text:span text:style-name="T4">5. Find the author's name: 4D79207072696D61727920676F616C206F66206861636B696E67207761732074686520696E74656C6C65637475616C20637572696F736974792C2074686520736564756374696F6E206F6620616476656E747572652E</text:span>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The hint says to try the substitution cipher page (http://rumkin.com/tools/cipher/substitution.php)</text:p>
              </text:list-item>
              <text:list-item>
                <text:p>Since it looks like only hex characters, I went with “Method of Encoding” Text: Hexadecimal” and I got out: <text:span text:style-name="T2">My primary goal of hacking was the intellectual curiosity, the seduction of adventure.</text:span></text:p>
              </text:list-item>
              <text:list-item>
                <text:p><text:span text:style-name="T5">Then a quick google got me the answer:</text:span><text:span text:style-name="T2"> </text:span><text:span text:style-name="T3">Kevin Mitnic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1cm" presentation:class="title" presentation:user-transformed="true">
          <draw:text-box>
            <text:p><text:span text:style-name="T4">6. Find the author's name: (lots of hex chars)</text:span>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Since it looks like only hex characters I went back to the hex to ascii tool (http://www.rapidtables.com/convert/number/hex-to-ascii.htm), which got me: If you go to a coffee shop or at the airport, and you're using open wireless, I would use a VPN service that you could subscribe for 10 bucks a month. Everything is encrypted in an encryption tunnel, so a hacker cannot tamper with your connection.</text:p>
              </text:list-item>
              <text:list-item>
                <text:p>Google then told me the answer was: <text:span text:style-name="T3">Kevin Mitnic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1cm" presentation:class="title" presentation:user-transformed="true">
          <draw:text-box>
            <text:p><text:span text:style-name="T4">7. Find the author's name: (a decent amount of hex chars)</text:span>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Since it looks like only hex characters I went back to the hex to ascii tool (http://www.rapidtables.com/convert/number/hex-to-ascii.htm), which got me: <text:span text:style-name="T2">nyvivmvi jdrik gvfgcv nfib, uffij riv lecftbvu </text:span></text:p>
              </text:list-item>
              <text:list-item>
                <text:p>Quipquip.com's cryptogram solver then gave me: <text:span text:style-name="T2">Wherever smart people work, doors are unlocked</text:span></text:p>
              </text:list-item>
              <text:list-item>
                <text:p>Google then told me the answer was: <text:span text:style-name="T3">Steve Job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1cm" presentation:class="title" presentation:user-transformed="true">
          <draw:text-box>
            <text:p><text:span text:style-name="T4">8. Find the author's name: (a lot of binary characters)</text:span>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Since it looks like only hex characters I went back to the binary to ascii tool (http://www.rapidtables.com/convert/number/binary-to-ascii.htm), which got me: <text:span text:style-name="T2">Nyllr ohjrly dov nhpulk hjjlzz av Mylujo hcphapvu jvtwhuf Khzzhbsa Nyvbw jvtwbalyz</text:span></text:p>
              </text:list-item>
              <text:list-item>
                <text:p>Quipquip.com's cryptogram solver then gave me: <text:span text:style-name="T2">Greek hacker who gained access to French aviation company Dassault Group computers</text:span></text:p>
              </text:list-item>
              <text:list-item>
                <text:p>Google then told me the answer was: <text:span text:style-name="T3">Astr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3T11">
        <draw:frame draw:name="Content Placeholder 5" presentation:style-name="pr8" draw:text-style-name="P3" draw:layer="layout" svg:width="25.199cm" svg:height="17.824cm" svg:x="1.4cm" svg:y="0.933cm" presentation:class="outline" presentation:user-transformed="true">
          <draw:text-box>
            <text:p text:style-name="P2"><text:span text:style-name="T6">9. You've intercepted two secret messages and you have reason to suspect that they're using the same key:</text:span></text:p>
            <text:p text:style-name="P2"><text:span text:style-name="T6"/></text:p>
            <text:p text:style-name="P2"><text:span text:style-name="T6"><text:s text:c="2"/></text:span><text:span text:style-name="T6">[c1] 1e2424363d6e2623247227272b7323203f366f213d3561263a222b7320203673242b2a7035253a2c2b73706172736f6e73706172736f6e73706172736f6e73</text:span></text:p>
            <text:p text:style-name="P2"><text:span text:style-name="T6"/></text:p>
            <text:p text:style-name="P2"><text:span text:style-name="T6"><text:s text:c="2"/></text:span><text:span text:style-name="T6">[c2] 07293d73263d73332e3c20262a36222436733b217332247227272b733620263b2a3c733f27723e2e3a3b352c3327262d323c613121363e273f2620323f262a</text:span></text:p>
            <text:p text:style-name="P2"><text:span text:style-name="T6"/></text:p>
            <text:p text:style-name="P2"><text:span text:style-name="T6">One of the messages is a question. Can you answer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3T11">
        <draw:frame draw:name="Content Placeholder 5" presentation:style-name="pr8" draw:text-style-name="P3" draw:layer="layout" svg:width="25.199cm" svg:height="17.824cm" svg:x="1.4cm" svg:y="0.933cm" presentation:class="outline" presentation:user-transformed="true">
          <draw:text-box>
            <text:p text:style-name="P2"><text:span text:style-name="T6">Looks like both messages are in hex. XOR both of them to get:</text:span></text:p>
            <text:p text:style-name="P2"><text:span text:style-name="T6"/></text:p>
            <text:p text:style-name="P2"><text:span text:style-name="T6">[x1]</text:span></text:p>
            <text:p text:style-name="P2"><text:span text:style-name="T6">190D19451B5355100A4E070101450104094554004E0745541D050000160010480E17594F125704021148454D41544943414C0043525950544F475241504859</text:span></text:p>
            <text:p text:style-name="P2"><text:span text:style-name="T6"/></text:p>
            <text:p text:style-name="P2"><text:span text:style-name="T6">Convert to ASCII:</text:span></text:p>
            <text:p text:style-name="P2"><text:span text:style-name="T6"/></text:p>
            <text:p text:style-name="P2"><text:span text:style-name="T6">"</text:span></text:p>
            <text:p text:style-name="P2"><text:span text:style-name="T6">"ESU""NE""ET###NET#########HYOW</text:span><text:span text:style-name="T7">HEMATICAL</text:span><text:span text:style-name="T6">###</text:span><text:span text:style-name="T7">CRYPTOGRAPHY</text:span></text:p>
          </draw:text-box>
        </draw:frame>
        <draw:custom-shape draw:name="TextBox 1" draw:style-name="gr2" draw:text-style-name="P6" draw:layer="layout" svg:width="7.932cm" svg:height="2.279cm" svg:x="17.5cm" svg:y="9.8cm">
          <text:p text:style-name="P5"><text:span text:style-name="T8">If you XOR a character with a space, you change the case of that charac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3" draw:text-style-name="P7" draw:layer="layout" svg:width="1.632cm" svg:height="3.287cm" svg:x="19.833cm" svg:y="12.3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8" draw:style-name="gr4" draw:text-style-name="P8" draw:layer="layout" svg:width="8.865cm" svg:height="1.399cm" svg:x="17.034cm" svg:y="14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8" draw:layer="layout" svg:width="4.199cm" svg:height="1.399cm" svg:x="1.633cm" svg:y="15.6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1">
        <draw:frame draw:name="Content Placeholder 5" presentation:style-name="pr10" draw:text-style-name="P3" draw:layer="layout" svg:width="25.199cm" svg:height="17.824cm" svg:x="1.4cm" svg:y="0.933cm" presentation:class="outline" presentation:user-transformed="true">
          <draw:text-box>
            <text:p text:style-name="P2"><text:span text:style-name="T6">Still not a clear message. XOR the hex code from [x1] with the second cipher text message [c2] to get:</text:span></text:p>
            <text:p text:style-name="P2"><text:span text:style-name="T6"/></text:p>
            <text:p text:style-name="P2"><text:span text:style-name="T6">[x2]</text:span></text:p>
            <text:p text:style-name="P2"><text:span text:style-name="T6">$$6=n&amp;#$r''+s# ?6o!=5a&amp;:"+s <text:s/>6s$+*p5%:,+</text:span><text:span text:style-name="T7">sparsonsparsonsparsons</text:span></text:p>
            <text:p text:style-name="P2"><text:span text:style-name="T7"/></text:p>
            <text:p text:style-name="P2"><text:span text:style-name="T6">Looks like ‘parsons’ might be the key! Remember that using XOR with a space changes case, so use ‘PARSONS’ repeating to cover both cipher tex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1">
        <draw:frame draw:name="Content Placeholder 5" presentation:style-name="pr10" draw:text-style-name="P3" draw:layer="layout" svg:width="25.199cm" svg:height="17.824cm" svg:x="1.4cm" svg:y="0.933cm" presentation:class="outline" presentation:user-transformed="true">
          <draw:text-box>
            <text:p text:style-name="P2"><text:span text:style-name="T6">Using XOR on [c1] and [x2], and converting hex to ASCII:</text:span></text:p>
            <text:p text:style-name="P2"><text:span text:style-name="T6"/></text:p>
            <text:p text:style-name="P9"><text:span text:style-name="T9">Never use the same one time pad key twice, or you can lose data</text:span></text:p>
            <text:p text:style-name="P2"><text:span text:style-name="T6"/></text:p>
            <text:p text:style-name="P2"><text:span text:style-name="T6">Using XOR on [c2] and [x2], and converting hex to ASCII:</text:span></text:p>
            <text:p text:style-name="P2"><text:span text:style-name="T6"/></text:p>
            <text:p text:style-name="P9"><text:span text:style-name="T9">Who is considered to be the father of mathematical cryptography</text:span></text:p>
            <text:p text:style-name="P2"><text:span text:style-name="T6"/></text:p>
            <text:p text:style-name="P2"><text:span text:style-name="T6">Answer: </text:span><text:span text:style-name="T10">Claude Shann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8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7"><text:span text:style-name="MT6">Fourth level</text:span></text:p>
                                                </text:list-item>
                                                <text:list-item>
                                                  <text:p text:style-name="MP7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0" draw:layer="backgroundobjects" svg:width="6.533cm" svg:height="1.117cm" svg:x="1.4cm" svg:y="19.464cm" presentation:class="date-time" presentation:user-transformed="true">
        <draw:text-box>
          <text:p text:style-name="MP9"><text:span text:style-name="MT7"><text:date style:data-style-name="D1" text:date-value="2016-11-30">11/30/16</text:date></text:span></text:p>
        </draw:text-box>
      </draw:frame>
      <draw:frame draw:name="Footer Placeholder 4" presentation:style-name="Mpr6" draw:text-style-name="MP10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0" draw:layer="backgroundobjects" svg:width="6.533cm" svg:height="1.117cm" svg:x="20.066cm" svg:y="19.464cm" presentation:class="page-number" presentation:user-transformed="true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00:43:18.066893480</meta:creation-date>
    <dc:date>2016-11-30T14:11:30.226877234</dc:date>
    <meta:editing-duration>PT27M</meta:editing-duration>
    <meta:editing-cycles>9</meta:editing-cycles>
    <meta:generator>LibreOffice/4.3.7.2$Linux_X86_64 LibreOffice_project/430$Build-2</meta:generator>
    <meta:document-statistic meta:object-count="84"/>
  </office:meta>
</office:document-meta>
</file>